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fever</text:p>
      <text:p text:style-name="Preformatted_20_Text">dialated pupils</text:p>
      <text:p text:style-name="Preformatted_20_Text">dry mouth</text:p>
      <text:p text:style-name="Preformatted_20_Text">inflamation</text:p>
      <text:p text:style-name="Preformatted_20_Text">tremor</text:p>
      <text:p text:style-name="Preformatted_20_Text">stomach pain</text:p>
      <text:p text:style-name="Preformatted_20_Text">high blood pressure</text:p>
      <text:p text:style-name="Preformatted_20_Text">stiff neck</text:p>
      <text:p text:style-name="Preformatted_20_Text">cough</text:p>
      <text:p text:style-name="Preformatted_20_Text">insomnia</text:p>
      <text:p text:style-name="Preformatted_20_Text">headache</text:p>
      <text:p text:style-name="Preformatted_20_Text">insomnia</text:p>
      <text:p text:style-name="Preformatted_20_Text">constricted pupils</text:p>
      <text:p text:style-name="Preformatted_20_Text">nausea</text:p>
      <text:p text:style-name="Preformatted_20_Text">cough</text:p>
      <text:p text:style-name="Preformatted_20_Text">shortness of breath</text:p>
      <text:p text:style-name="Preformatted_20_Text">blurred vision</text:p>
      <text:p text:style-name="Preformatted_20_Text">dizziness</text:p>
      <text:p text:style-name="Preformatted_20_Text">low blood pressure</text:p>
      <text:p text:style-name="Preformatted_20_Text">dry mouth</text:p>
      <text:p text:style-name="Preformatted_20_Text">tremor</text:p>
      <text:p text:style-name="Preformatted_20_Text">dry mouth</text:p>
      <text:p text:style-name="Preformatted_20_Text">arrhythmias</text:p>
      <text:p text:style-name="Preformatted_20_Text">stomach pain</text:p>
      <text:p text:style-name="Preformatted_20_Text">anxiety</text:p>
      <text:p text:style-name="Preformatted_20_Text">dizziness</text:p>
      <text:p text:style-name="Preformatted_20_Text">water retention</text:p>
      <text:p text:style-name="Preformatted_20_Text">fever</text:p>
      <text:p text:style-name="Preformatted_20_Text">low blood pressure</text:p>
      <text:p text:style-name="Preformatted_20_Text">inflamation</text:p>
      <text:p text:style-name="Preformatted_20_Text">inflamation</text:p>
      <text:p text:style-name="Preformatted_20_Text">anxiety</text:p>
      <text:p text:style-name="Preformatted_20_Text">cough</text:p>
      <text:p text:style-name="Preformatted_20_Text">inflamation</text:p>
      <text:p text:style-name="Preformatted_20_Text">nausea</text:p>
      <text:p text:style-name="Preformatted_20_Text">stiff neck</text:p>
      <text:p text:style-name="Preformatted_20_Text">nausea</text:p>
      <text:p text:style-name="Preformatted_20_Text">high blood pressure</text:p>
      <text:p text:style-name="Preformatted_20_Text">inflamation</text:p>
      <text:p text:style-name="Preformatted_20_Text">dry mouth</text:p>
      <text:p text:style-name="Preformatted_20_Text">shortness of breath</text:p>
      <text:p text:style-name="Preformatted_20_Text">headache</text:p>
      <text:p text:style-name="Preformatted_20_Text">blindness</text:p>
      <text:p text:style-name="Preformatted_20_Text">dry mouth</text:p>
      <text:p text:style-name="Preformatted_20_Text">tremor</text:p>
      <text:p text:style-name="Preformatted_20_Text">stomach pain</text:p>
      <text:p text:style-name="Preformatted_20_Text">headache</text:p>
      <text:p text:style-name="Preformatted_20_Text">anxiety</text:p>
      <text:p text:style-name="Preformatted_20_Text">nausea</text:p>
      <text:p text:style-name="Preformatted_20_Text">dry mouth</text:p>
      <text:p text:style-name="Preformatted_20_Text">high blood pressure</text:p>
      <text:p text:style-name="Preformatted_20_Text">rapid heart rate</text:p>
      <text:p text:style-name="Preformatted_20_Text">high blood pressure</text:p>
      <text:p text:style-name="Preformatted_20_Text">high blood pressure</text:p>
      <text:p text:style-name="Preformatted_20_Text">blurred vision</text:p>
      <text:p text:style-name="Preformatted_20_Text">nausea</text:p>
      <text:p text:style-name="Preformatted_20_Text">shortness of breath</text:p>
      <text:p text:style-name="Preformatted_20_Text">fever</text:p>
      <text:p text:style-name="Preformatted_20_Text">insomnia</text:p>
      <text:p text:style-name="Preformatted_20_Text">dizziness</text:p>
      <text:p text:style-name="Preformatted_20_Text">dizziness</text:p>
      <text:p text:style-name="Preformatted_20_Text">high blood pressure</text:p>
      <text:p text:style-name="Preformatted_20_Text">dialated pupils</text:p>
      <text:p text:style-name="Preformatted_20_Text">rash</text:p>
      <text:p text:style-name="Preformatted_20_Text"><text:soft-page-break/>rash</text:p>
      <text:p text:style-name="Preformatted_20_Text">insomnia</text:p>
      <text:p text:style-name="Preformatted_20_Text">dry mouth</text:p>
      <text:p text:style-name="Preformatted_20_Text">constricted pupils</text:p>
      <text:p text:style-name="Preformatted_20_Text">blurred vision</text:p>
      <text:p text:style-name="Preformatted_20_Text">high blood pressure</text:p>
      <text:p text:style-name="Preformatted_20_Text">low blood pressure</text:p>
      <text:p text:style-name="Preformatted_20_Text">dialated pupils</text:p>
      <text:p text:style-name="Preformatted_20_Text">high blood pressure</text:p>
      <text:p text:style-name="Preformatted_20_Text">tremor</text:p>
      <text:p text:style-name="Preformatted_20_Text">high blood pressure</text:p>
      <text:p text:style-name="Preformatted_20_Text">arrhythmias</text:p>
      <text:p text:style-name="Preformatted_20_Text">fever</text:p>
      <text:p text:style-name="Preformatted_20_Text">constricted pupils</text:p>
      <text:p text:style-name="Preformatted_20_Text">cough</text:p>
      <text:p text:style-name="Preformatted_20_Text">stiff neck</text:p>
      <text:p text:style-name="Preformatted_20_Text">inflamation</text:p>
      <text:p text:style-name="Preformatted_20_Text">blurred vision</text:p>
      <text:p text:style-name="Preformatted_20_Text">fever</text:p>
      <text:p text:style-name="Preformatted_20_Text">dizziness</text:p>
      <text:p text:style-name="Preformatted_20_Text">arrhythmias</text:p>
      <text:p text:style-name="Preformatted_20_Text">rash</text:p>
      <text:p text:style-name="Preformatted_20_Text">rash</text:p>
      <text:p text:style-name="Preformatted_20_Text">fever</text:p>
      <text:p text:style-name="Preformatted_20_Text">dry mouth</text:p>
      <text:p text:style-name="Preformatted_20_Text">fever</text:p>
      <text:p text:style-name="Preformatted_20_Text">high blood pressure</text:p>
      <text:p text:style-name="Preformatted_20_Text">stiff neck</text:p>
      <text:p text:style-name="Preformatted_20_Text">dialated pupils</text:p>
      <text:p text:style-name="Preformatted_20_Text">cough</text:p>
      <text:p text:style-name="Preformatted_20_Text">inflamation</text:p>
      <text:p text:style-name="Preformatted_20_Text">low blood pressure</text:p>
      <text:p text:style-name="Preformatted_20_Text">anxiety</text:p>
      <text:p text:style-name="Preformatted_20_Text">anxiety</text:p>
      <text:p text:style-name="Preformatted_20_Text">cough</text:p>
      <text:p text:style-name="Preformatted_20_Text">blurred vis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0" meta:image-count="0" meta:object-count="0" meta:page-count="2" meta:paragraph-count="100" meta:word-count="164" meta:character-count="1072" meta:non-whitespace-character-count="1008"/>
    <meta:generator>LibreOffice/6.4.4.2$Windows_X86_64 LibreOffice_project/3d775be2011f3886db32dfd395a6a6d1ca2630ff</meta:generator>
  </office:meta>
</office:document-meta>
</file>